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chno,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znam</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t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pen the <text:span text:style-name="T18">sidebar</text:span> Styles <text:span text:style-name="T18">deck</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Modifying an existing menu<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Creating an accelerator<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Updating extensions<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Adding custom colors<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Enable macro recording (<text:span text:style-name="T195">may be </text:span>limited)</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Default <text:span text:style-name="T202">F</text:span>ile <text:span text:style-name="T202">F</text:span>ormat and ODF <text:span text:style-name="T202">S</text:span>ettings</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Lze také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To customize <text:alphabetical-index-mark-start text:id="IMark452306008" text:key1="customizing"/>menus<text:alphabetical-index-mark-end text:id="IMark452306008"/><text:alphabetical-index-mark text:string-value="přizpůsobení" text:key1="nabídky"/>, <text:span text:style-name="T181">c</text:span>hoose <text:span text:style-name="Strong_20_Emphasis">Tools &gt; Customize</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text:span><text:span text:style-name="Emphasis"><text:span text:style-name="T45">cope</text:span></text:span> drop-down list <text:span text:style-name="T179">in the upper right of the Customize dialog</text:span>, choose whether to save this changed menu for Calc or for a selected document.</text:p>
        </text:list-item>
        <text:list-item>
          <text:p text:style-name="Numbering_20_1">In the <text:span text:style-name="Emphasis"><text:span text:style-name="T45">Target</text:span></text:span> <text:span text:style-name="T78">drop-down</text:span> list, <text:span text:style-name="T179">select </text:span>the menu that you want to customize. The list includes all the <text:span text:style-name="T179">sub-menus as well as the </text:span>main menus.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You can narrow the search by <text:span text:style-name="T46">us</text:span>ing the <text:span text:style-name="Emphasis">Search</text:span> box <text:span text:style-name="T180">on the top left</text:span> or selecting the <text:span text:style-name="Emphasis">Category</text:span> in the drop-down list.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Type a name for <text:span text:style-name="T47">the</text:span> new menu in the <text:span text:style-name="Emphasis">Menu name</text:span> box.</text:p>
        </text:list-item>
        <text:list-item>
          <text:p text:style-name="Numbering_20_1">Use the up and down arrow buttons to move the new menu into the required position <text:span text:style-name="T181">o</text:span>n the <text:span text:style-name="T48">M</text:span><text:span text:style-name="T181">enu bar</text:span>. Click <text:span text:style-name="Strong_20_Emphasis">OK</text:span> to save <text:span text:style-name="T138">and return to the Customize dialog</text:span>.</text:p>
        </text:list-item>
      </text:list>
      <text:p text:style-name="Text_20_body">Nová nabídka se objeví v okně Přizpůsobit v seznamu nabídek. It will appear on the <text:span text:style-name="T204">M</text:span>enu bar itself after you save your customizations.</text:p>
      <text:p text:style-name="Text_20_body">After creating a new menu, you need to add some commands to it, as described <text:span text:style-name="T49">above for modifying a menu</text:span>.</text:p>
      <text:h text:style-name="Heading_20_3" text:outline-level="3"><text:bookmark-start text:name="__RefHeading___Toc418840_690378497"/><text:soft-page-break/>Creating an accelerator<text:bookmark-end text:name="__RefHeading___Toc418840_690378497"/></text:h>
      <text:p text:style-name="Text_20_body"><text:span text:style-name="T139">Y</text:span>ou can allocate a letter in a custom menu’s name to be used as a keyboard shortcut.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To create an accel<text:span text:style-name="T140">erator:</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Click the <text:span text:style-name="Strong_20_Emphasis">Modify</text:span><text:span text:style-name="T140"> button </text:span><text:span text:style-name="T50">a</text:span><text:span text:style-name="T49">nd s</text:span>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text:span text:style-name="T141">Click </text:span><text:span text:style-name="Strong_20_Emphasis">OK</text:span><text:span text:style-name="T141"> to s</text:span><text:span text:style-name="T142">ave the change</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When <text:span text:style-name="T143">assigning an accelerator,</text:span> be careful <text:span text:style-name="T143">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In the <text:span text:style-name="Emphasis"><text:span text:style-name="T176">Target</text:span></text:span><text:span text:style-name="T176"> drop-down list,</text:span><text:span text:style-name="T87"> </text:span>select the toolbar that you want to customize.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Choose </text:span><text:span text:style-name="Strong_20_Emphasis">Tools &gt; Customize</text:span> <text:span text:style-name="T198">on</text:span> the <text:span text:style-name="T204">M</text:span>enu bar.</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To choose an icon for a command, select the command and click <text:span text:style-name="Strong_20_Emphasis">Modify &gt; Change </text:span><text:span text:style-name="Strong_20_Emphasis"><text:span text:style-name="T183">I</text:span></text:span><text:span text:style-name="Strong_20_Emphasis">con</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eyboard shortcuts<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třeba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To <text:alphabetical-index-mark text:string-value="installing" text:key1="rozšíření"/>install an extension <text:span text:style-name="T151">that is listed in the repository</text:span>, follow these steps:</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A browser window will open. Find the extension you want and <text:span text:style-name="T199">download it to your computer</text:span>.</text:p>
        </text:list-item>
        <text:list-item>
          <text:p text:style-name="Numbering_20_1"><text:span text:style-name="T55">A</text:span><text:span text:style-name="T56">fter</text:span><text:span text:style-name="T193"> the extension is downloaded and saved, return to the </text:span>Extension Manager dialog <text:span text:style-name="T151">and</text:span> click <text:span text:style-name="Strong_20_Emphasis">Add</text:span>. Find and select the extension you want to install and click <text:span text:style-name="Strong_20_Emphasis">Open</text:span>. Instalace rozšíření se začne.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3 above.</text:p>
      <text:h text:style-name="Heading_20_2" text:outline-level="2"><text:bookmark-start text:name="__RefHeading___Toc451654_690378497"/>Updat<text:span text:style-name="T185">ing</text:span> <text:span text:style-name="T186">e</text:span>xtensions<text:bookmark-end text:name="__RefHeading___Toc451654_690378497"/></text:h>
      <text:p text:style-name="P19"><text:span text:style-name="T52">Click</text:span> the <text:span text:style-name="Strong_20_Emphasis">Check </text:span><text:span text:style-name="Strong_20_Emphasis"><text:span text:style-name="T204">f</text:span></text:span><text:span text:style-name="Strong_20_Emphasis">or Updates</text:span> <text:span text:style-name="T185">button </text:span>on the Extension Manager <text:span text:style-name="T204">dialog to check for updates to installed extensions.</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T</text:span><text:span text:style-name="T52">o</text:span><text:span text:style-name="T185"> remove (uninstall) </text:span><text:span text:style-name="T53">a</text:span><text:span text:style-name="T52">n </text:span><text:span text:style-name="T187">extension that you installed, select the extension in the main window of the Extension Manager dialog and click the </text:span><text:span text:style-name="Strong_20_Emphasis"><text:span text:style-name="T187">Remove</text:span></text:span><text:span text:style-name="T187"> button.</text:span></text:p>
      <text:p text:style-name="P19"><text:span text:style-name="T54">T</text:span><text:span text:style-name="T52">o</text:span><text:span text:style-name="T185"> disable an extension without removing (uninstalling) it, select the extension in the main window of the Extension Manager dialog and click the </text:span><text:span text:style-name="Strong_20_Emphasis"><text:span text:style-name="T185">Disable</text:span></text:span><text:span text:style-name="T185"> button, which then changes to </text:span><text:span text:style-name="Strong_20_Emphasis"><text:span text:style-name="T185">Enable</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Adding custom colors<text:bookmark-end text:name="__RefHeading___Toc438011_690378497"/></text:h>
      <text:p text:style-name="P8"><text:span text:style-name="T158">V</text:span>ersions of LibreOffice <text:span text:style-name="T158">before 5.3</text:span> had a Colors page in <text:span text:style-name="Strong_20_Emphasis">Tools &gt; Options</text:span>, where you could add custom colors to <text:span text:style-name="T158">a</text:span> color palette, for example to exactly match a corporate color scheme. This page has been removed. The method for defining <text:span text:style-name="T159">a </text:span>custom color is now as follows:</text:p>
      <text:list xml:id="list111553462247237" text:continue-list="list111553626092472"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from the context menu.</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From the </text:span><text:span text:style-name="Emphasis"><text:span text:style-name="T160">Palette</text:span></text:span><text:span text:style-name="T160"> drop-down in the </text:span><text:span text:style-name="Emphasis"><text:span text:style-name="T160">Colors</text:span></text:span><text:span text:style-name="T160"> area, choose which palette you wish to add the new color to.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text:soft-page-break/>Delete the drawing object from the document, if it is not needed.</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